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791" officeooo:paragraph-rsid="000eb791"/>
    </style:style>
    <style:style style:name="P2" style:family="paragraph" style:parent-style-name="Standard">
      <style:text-properties officeooo:paragraph-rsid="000eb791"/>
    </style:style>
    <style:style style:name="T1" style:family="text">
      <style:text-properties officeooo:rsid="000eb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a tag </text:p>
      <text:p text:style-name="P2"><text:span text:style-name="T1">-</text:span>Metadata is data (information) about data.</text:p>
      <text:p text:style-name="Text_20_body">The &lt;meta&gt; tag provides metadata about the HTML document. Metadata will not be displayed on the page, but will be machine parsable.</text:p>
      <text:p text:style-name="Text_20_body">Meta elements are typically used to specify page description, keywords, author of the document, last modified, and other metadata.</text:p>
      <text:p text:style-name="Text_20_body">The metadata can be used by browsers (how to display content or reload page), search engines (keywords), or other web services.</text:p>
      <text:p text:style-name="Text_20_body">HTML5 introduced a method to let web designers take control over the viewport (the user's visible area of a web page), through the &lt;meta&gt; tag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43:44.100571943</meta:creation-date>
    <dc:date>2017-10-31T10:49:29.187891713</dc:date>
    <meta:editing-duration>PT5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6" meta:character-count="583" meta:non-whitespace-character-count="492"/>
  </office:meta>
</office:document-meta>
</file>